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5pt" fo:font-weight="bold" officeooo:rsid="000566dc" officeooo:paragraph-rsid="000566dc" style:font-size-asian="15pt" style:font-weight-asian="bold" style:font-size-complex="15pt" style:font-weight-complex="bold"/>
    </style:style>
    <style:style style:name="P2" style:family="paragraph" style:parent-style-name="Standard">
      <style:paragraph-properties fo:text-align="start" style:justify-single-word="false"/>
      <style:text-properties officeooo:paragraph-rsid="000566dc"/>
    </style:style>
    <style:style style:name="T1" style:family="text">
      <style:text-properties style:font-name="arial" fo:font-size="12pt" fo:font-weight="normal" officeooo:rsid="000566dc"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del algoritmo para reconocer placas</text:p>
      <text:p text:style-name="P1"/>
      <text:p text:style-name="P2"><text:span text:style-name="T1">Primeramente, este algoritmo funciona en conjunto con el algoritmo K-nearest neightbors el cual hace la detección de los número y letras para buscando la coincidencia más cercana en este caso de las imágenes de entrenamiento hacia los valores de las placas obtenidos del la obtención de las imágenes de las plac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3:58:21.755605224</meta:creation-date>
    <dc:date>2018-11-10T16:35:09.312136525</dc:date>
    <meta:editing-duration>PT2H26M37S</meta:editing-duration>
    <meta:editing-cycles>1</meta:editing-cycles>
    <meta:document-statistic meta:table-count="0" meta:image-count="0" meta:object-count="0" meta:page-count="1" meta:paragraph-count="2" meta:word-count="57" meta:character-count="356" meta:non-whitespace-character-count="300"/>
    <meta:generator>LibreOffice/6.0.6.2$Linux_X86_64 LibreOffice_project/00m0$Build-2</meta:generator>
  </office:meta>
</office:document-meta>
</file>